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9375in"/>
    </style:style>
    <style:style style:name="Table2.B" style:family="table-column">
      <style:table-column-properties style:column-width="4.7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 style:master-page-name="">
      <style:table-properties style:width="6.6979in" fo:margin-left="0in" style:page-number="auto" table:align="left"/>
    </style:style>
    <style:style style:name="Table3.A" style:family="table-column">
      <style:table-column-properties style:column-width="1.9375in"/>
    </style:style>
    <style:style style:name="Table3.B" style:family="table-column">
      <style:table-column-properties style:column-width="4.760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 style:master-page-name="">
      <style:table-properties style:width="6.6979in" fo:margin-left="0in" style:page-number="auto" table:align="left"/>
    </style:style>
    <style:style style:name="Table4.A" style:family="table-column">
      <style:table-column-properties style:column-width="1.9375in"/>
    </style:style>
    <style:style style:name="Table4.B" style:family="table-column">
      <style:table-column-properties style:column-width="4.760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87bd5" officeooo:paragraph-rsid="00187bd5"/>
    </style:style>
    <style:style style:name="P2" style:family="paragraph" style:parent-style-name="Standard">
      <style:paragraph-properties fo:text-align="start" style:justify-single-word="false"/>
      <style:text-properties officeooo:rsid="00187bd5" officeooo:paragraph-rsid="00187bd5"/>
    </style:style>
    <style:style style:name="P3" style:family="paragraph" style:parent-style-name="Standard">
      <style:paragraph-properties fo:text-align="start" style:justify-single-word="false"/>
      <style:text-properties officeooo:paragraph-rsid="00187bd5"/>
    </style:style>
    <style:style style:name="P4" style:family="paragraph" style:parent-style-name="Standard">
      <style:paragraph-properties fo:text-align="start" style:justify-single-word="false"/>
      <style:text-properties fo:font-weight="bold" officeooo:rsid="00187bd5" officeooo:paragraph-rsid="00187bd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87bd5" officeooo:paragraph-rsid="001a476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87bd5" officeooo:paragraph-rsid="001a7b0f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87bd5" officeooo:paragraph-rsid="001b98d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a7b0f" officeooo:paragraph-rsid="001a7b0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a7b0f" officeooo:paragraph-rsid="001b98d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a4764" officeooo:paragraph-rsid="001a7b0f" style:font-weight-asian="normal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3118in" style:auto-text-indent="false" style:page-number="auto" fo:background-color="transparent"/>
      <style:text-properties officeooo:paragraph-rsid="00187bd5"/>
    </style:style>
    <style:style style:name="P12" style:family="paragraph" style:parent-style-name="Standard">
      <loext:graphic-properties draw:fill="none"/>
      <style:paragraph-properties fo:margin-left="0in" fo:margin-right="0in" fo:text-align="start" style:justify-single-word="false" fo:text-indent="0.3118in" style:auto-text-indent="false" fo:background-color="transparent"/>
      <style:text-properties fo:font-weight="bold" officeooo:rsid="001a4764" officeooo:paragraph-rsid="001a4764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in" fo:margin-right="0in" fo:text-align="start" style:justify-single-word="false" fo:text-indent="0.3118in" style:auto-text-indent="false" fo:background-color="transparent"/>
      <style:text-properties fo:font-weight="bold" officeooo:paragraph-rsid="001a4764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in" fo:margin-right="0in" fo:text-align="start" style:justify-single-word="false" fo:text-indent="0.3118in" style:auto-text-indent="false" fo:background-color="transparent">
        <style:tab-stops/>
      </style:paragraph-properties>
      <style:text-properties fo:font-weight="bold" officeooo:paragraph-rsid="001a4764" style:font-weight-asian="bold" style:font-weight-complex="bold"/>
    </style:style>
    <style:style style:name="P15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6866in" style:auto-text-indent="false" style:page-number="auto" fo:background-color="transparent"/>
      <style:text-properties fo:font-weight="normal" officeooo:rsid="001a4764" officeooo:paragraph-rsid="001a4764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align="start" style:justify-single-word="false" fo:text-indent="0.6866in" style:auto-text-indent="false" fo:background-color="transparent"/>
      <style:text-properties fo:font-weight="normal" officeooo:rsid="001a4764" officeooo:paragraph-rsid="001a4764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text-indent="0.6866in" style:auto-text-indent="false" fo:background-color="transparent"/>
      <style:text-properties fo:font-weight="normal" officeooo:rsid="001a4764" officeooo:paragraph-rsid="001a7b0f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text-indent="0.6866in" style:auto-text-indent="false" fo:background-color="transparent"/>
      <style:text-properties officeooo:paragraph-rsid="001a4764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text-indent="0.6866in" style:auto-text-indent="false" fo:background-color="transparent"/>
      <style:text-properties officeooo:paragraph-rsid="001a7b0f"/>
    </style:style>
    <style:style style:name="P20" style:family="paragraph" style:parent-style-name="Standard">
      <loext:graphic-properties draw:fill="none"/>
      <style:paragraph-properties fo:margin-left="0in" fo:margin-right="0in" fo:text-align="start" style:justify-single-word="false" fo:text-indent="0.6866in" style:auto-text-indent="false" fo:background-color="transparent"/>
      <style:text-properties officeooo:paragraph-rsid="001b98d7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text-indent="0.6866in" style:auto-text-indent="false" fo:background-color="transparent"/>
      <style:text-properties fo:font-weight="bold" officeooo:rsid="001a4764" officeooo:paragraph-rsid="001a4764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0in" fo:margin-right="0in" fo:text-align="start" style:justify-single-word="false" fo:text-indent="0.6866in" style:auto-text-indent="false" fo:background-color="transparent"/>
      <style:text-properties fo:font-weight="bold" officeooo:rsid="001a4764" officeooo:paragraph-rsid="001a7b0f" style:font-weight-asian="bold" style:font-weight-complex="bold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text-indent="0.6866in" style:auto-text-indent="false" fo:background-color="transparent"/>
      <style:text-properties fo:font-weight="bold" officeooo:rsid="001a4764" officeooo:paragraph-rsid="001b98d7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text-align="start" style:justify-single-word="false" fo:text-indent="0.6866in" style:auto-text-indent="false" fo:background-color="transparent"/>
      <style:text-properties fo:font-weight="bold" officeooo:rsid="001a7b0f" officeooo:paragraph-rsid="001a7b0f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0in" fo:margin-right="0in" fo:text-align="start" style:justify-single-word="false" fo:text-indent="0.6866in" style:auto-text-indent="false" fo:background-color="transparent"/>
      <style:text-properties fo:font-weight="bold" officeooo:rsid="001a7b0f" officeooo:paragraph-rsid="001b98d7" style:font-weight-asian="bold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text-align="start" style:justify-single-word="false" fo:text-indent="0.75in" style:auto-text-indent="false" fo:background-color="transparent"/>
      <style:text-properties fo:font-weight="normal" officeooo:rsid="001a4764" officeooo:paragraph-rsid="001a7b0f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text-align="start" style:justify-single-word="false" fo:text-indent="0.75in" style:auto-text-indent="false" fo:background-color="transparent"/>
      <style:text-properties fo:font-weight="normal" officeooo:rsid="001a4764" officeooo:paragraph-rsid="001b98d7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align="start" style:justify-single-word="false" fo:text-indent="0.75in" style:auto-text-indent="false" fo:background-color="transparent"/>
      <style:text-properties officeooo:paragraph-rsid="001b98d7"/>
    </style:style>
    <style:style style:name="P2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weight="bold" officeooo:rsid="001a4764" officeooo:paragraph-rsid="001a4764" style:font-weight-asian="bold" style:font-weight-complex="bold"/>
    </style:style>
    <style:style style:name="P3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weight="bold" officeooo:rsid="001a4764" officeooo:paragraph-rsid="001a7b0f" style:font-weight-asian="bold" style:font-weight-complex="bold"/>
    </style:style>
    <style:style style:name="P3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weight="bold" officeooo:rsid="001a4764" officeooo:paragraph-rsid="001b98d7" style:font-weight-asian="bold" style:font-weight-complex="bold"/>
    </style:style>
    <style:style style:name="P3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bold" officeooo:rsid="001a4764" officeooo:paragraph-rsid="001a4764" style:font-weight-asian="bold" style:font-weight-complex="bold"/>
    </style:style>
    <style:style style:name="P3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bold" officeooo:rsid="001a4764" officeooo:paragraph-rsid="001a7b0f" style:font-weight-asian="bold" style:font-weight-complex="bold"/>
    </style:style>
    <style:style style:name="P3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bold" officeooo:rsid="001a4764" officeooo:paragraph-rsid="001b98d7" style:font-weight-asian="bold" style:font-weight-complex="bold"/>
    </style:style>
    <style:style style:name="P3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bold" officeooo:paragraph-rsid="001a7b0f" style:font-weight-asian="bold" style:font-weight-complex="bold"/>
    </style:style>
    <style:style style:name="P3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bold" officeooo:paragraph-rsid="001b98d7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bold" officeooo:rsid="001b98d7" officeooo:paragraph-rsid="001b98d7" style:font-weight-asian="bold" style:font-weight-complex="bold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normal" officeooo:rsid="001a4764" officeooo:paragraph-rsid="001a4764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normal" officeooo:rsid="001b98d7" officeooo:paragraph-rsid="001b98d7" style:font-weight-asian="normal" style:font-weight-complex="normal"/>
    </style:style>
    <style:style style:name="P4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1a4764"/>
    </style:style>
    <style:style style:name="P4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1a7b0f"/>
    </style:style>
    <style:style style:name="P4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1b98d7"/>
    </style:style>
    <style:style style:name="P43" style:family="paragraph" style:parent-style-name="Table_20_Contents">
      <style:paragraph-properties fo:text-align="start" style:justify-single-word="false"/>
    </style:style>
    <style:style style:name="P44" style:family="paragraph" style:parent-style-name="Table_20_Contents">
      <style:paragraph-properties fo:text-align="start" style:justify-single-word="false"/>
      <style:text-properties officeooo:paragraph-rsid="001a7b0f"/>
    </style:style>
    <style:style style:name="P45" style:family="paragraph" style:parent-style-name="Table_20_Contents">
      <style:paragraph-properties fo:text-align="start" style:justify-single-word="false"/>
      <style:text-properties officeooo:paragraph-rsid="001b98d7"/>
    </style:style>
    <style:style style:name="P46" style:family="paragraph" style:parent-style-name="Table_20_Contents">
      <style:paragraph-properties fo:text-align="start" style:justify-single-word="false"/>
      <style:text-properties officeooo:rsid="00187bd5" officeooo:paragraph-rsid="00187bd5"/>
    </style:style>
    <style:style style:name="P47" style:family="paragraph" style:parent-style-name="Table_20_Contents">
      <style:paragraph-properties fo:text-align="start" style:justify-single-word="false"/>
      <style:text-properties fo:font-weight="bold" officeooo:rsid="00187bd5" officeooo:paragraph-rsid="001a4764" style:font-weight-asian="bold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font-weight="bold" officeooo:rsid="00187bd5" officeooo:paragraph-rsid="001a7b0f" style:font-weight-asian="bold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font-weight="bold" officeooo:rsid="00187bd5" officeooo:paragraph-rsid="001b98d7" style:font-weight-asian="bold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font-weight="bold" officeooo:rsid="001a4764" officeooo:paragraph-rsid="001a4764" style:font-weight-asian="bold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font-weight="bold" officeooo:rsid="001a4764" officeooo:paragraph-rsid="001a7b0f" style:font-weight-asian="bold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font-weight="bold" officeooo:rsid="001a4764" officeooo:paragraph-rsid="001b98d7" style:font-weight-asian="bold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font-weight="bold" officeooo:rsid="001a7b0f" officeooo:paragraph-rsid="001a7b0f" style:font-weight-asian="bold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font-weight="bold" officeooo:rsid="001a7b0f" officeooo:paragraph-rsid="001b98d7" style:font-weight-asian="bold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officeooo:rsid="001a4764" officeooo:paragraph-rsid="001a4764"/>
    </style:style>
    <style:style style:name="P56" style:family="paragraph" style:parent-style-name="Table_20_Contents">
      <style:paragraph-properties fo:text-align="start" style:justify-single-word="false"/>
      <style:text-properties officeooo:rsid="001a7b0f" officeooo:paragraph-rsid="001a7b0f"/>
    </style:style>
    <style:style style:name="P57" style:family="paragraph" style:parent-style-name="Table_20_Contents">
      <style:paragraph-properties fo:text-align="start" style:justify-single-word="false"/>
      <style:text-properties officeooo:rsid="001b98d7" officeooo:paragraph-rsid="001b98d7"/>
    </style:style>
    <style:style style:name="T1" style:family="text">
      <style:text-properties officeooo:rsid="00187bd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4764" style:font-weight-asian="normal" style:font-weight-complex="normal"/>
    </style:style>
    <style:style style:name="T4" style:family="text">
      <style:text-properties fo:font-weight="normal" officeooo:rsid="001a7b0f" style:font-weight-asian="normal" style:font-weight-complex="normal"/>
    </style:style>
    <style:style style:name="T5" style:family="text">
      <style:text-properties fo:font-weight="normal" officeooo:rsid="001b98d7" style:font-weight-asian="normal" style:font-weight-complex="normal"/>
    </style:style>
    <style:style style:name="T6" style:family="text">
      <style:text-properties fo:font-weight="normal" officeooo:rsid="001be7c0" style:font-weight-asian="normal" style:font-weight-complex="normal"/>
    </style:style>
    <style:style style:name="T7" style:family="text">
      <style:text-properties officeooo:rsid="001a4764"/>
    </style:style>
    <style:style style:name="T8" style:family="text">
      <style:text-properties fo:font-weight="bold" officeooo:rsid="00187bd5" style:font-weight-asian="bold" style:font-weight-complex="bold"/>
    </style:style>
    <style:style style:name="T9" style:family="text">
      <style:text-properties fo:font-weight="bold" officeooo:rsid="001a4764" style:font-weight-asian="bold" style:font-weight-complex="bold"/>
    </style:style>
    <style:style style:name="T10" style:family="text">
      <style:text-properties officeooo:rsid="001a7b0f"/>
    </style:style>
    <style:style style:name="T11" style:family="text">
      <style:text-properties officeooo:rsid="001b98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gwarts Online</text:p>
      <text:p text:style-name="P3"><text:span text:style-name="T1">Пользователь может записываться на курсы и проходить их в онлайн-школе чародейства и волшебства Хогвартс. Преподаватели этой школы могут создавать новые курсы. </text:span></text:p>
      <text:p text:style-name="P3"/>
      <text:p text:style-name="P4">Actors</text:p>
      <text:p text:style-name="P4"/>
      <table:table table:name="Table1" table:style-name="Table1">
        <table:table-column table:style-name="Table1.A" table:number-columns-repeated="2"/>
        <table:table-row table:style-name="TableLine94639034643280">
          <table:table-cell table:style-name="Table1.A1" office:value-type="string">
            <text:p text:style-name="P46">Actor</text:p>
          </table:table-cell>
          <table:table-cell table:style-name="Table1.B1" office:value-type="string">
            <text:p text:style-name="P46">Description</text:p>
          </table:table-cell>
        </table:table-row>
        <table:table-row table:style-name="TableLine94639034643280">
          <table:table-cell table:style-name="Table1.A2" office:value-type="string">
            <text:p text:style-name="P46">Guest</text:p>
          </table:table-cell>
          <table:table-cell table:style-name="Table1.B2" office:value-type="string">
            <text:p text:style-name="P43"><text:span text:style-name="T1">U</text:span>nregistered user. <text:span text:style-name="T1">Can look throw the list of available courses.</text:span></text:p>
          </table:table-cell>
        </table:table-row>
        <table:table-row table:style-name="TableLine94639034643280">
          <table:table-cell table:style-name="Table1.A2" office:value-type="string">
            <text:p text:style-name="P57">Pupil</text:p>
          </table:table-cell>
          <table:table-cell table:style-name="Table1.B2" office:value-type="string">
            <text:p text:style-name="P46">Registered user. Can search for required course, enroll in a course and study it. User can also estimate studied course and leave a comment.</text:p>
          </table:table-cell>
        </table:table-row>
        <table:table-row table:style-name="TableLine94639034643280">
          <table:table-cell table:style-name="Table1.A2" office:value-type="string">
            <text:p text:style-name="P46">Professor</text:p>
          </table:table-cell>
          <table:table-cell table:style-name="Table1.B2" office:value-type="string">
            <text:p text:style-name="P46">Registered by admin user. Can create new courses.</text:p>
          </table:table-cell>
        </table:table-row>
        <table:table-row table:style-name="TableLine94639034643280">
          <table:table-cell table:style-name="Table1.A2" office:value-type="string">
            <text:p text:style-name="P46">Admin</text:p>
          </table:table-cell>
          <table:table-cell table:style-name="Table1.B2" office:value-type="string">
            <text:p text:style-name="P46">Administrator. Cad register new professors.</text:p>
          </table:table-cell>
        </table:table-row>
      </table:table>
      <text:p text:style-name="P2"/>
      <text:p text:style-name="P4">Use cases</text:p>
      <text:p text:style-name="P4"/>
      <text:p text:style-name="P5">1. Login</text:p>
      <text:p text:style-name="P5"/>
      <table:table table:name="Table2" table:style-name="Table2">
        <table:table-column table:style-name="Table2.A"/>
        <table:table-column table:style-name="Table2.B"/>
        <table:table-row table:style-name="TableLine94639039110976">
          <table:table-cell table:style-name="Table2.A1" office:value-type="string">
            <text:p text:style-name="P47">Actor</text:p>
          </table:table-cell>
          <table:table-cell table:style-name="Table2.B1" office:value-type="string">
            <text:p text:style-name="P40"><text:span text:style-name="T3">Guest</text:span></text:p>
          </table:table-cell>
        </table:table-row>
        <table:table-row table:style-name="TableLine94639039110976">
          <table:table-cell table:style-name="Table2.A2" office:value-type="string">
            <text:p text:style-name="P50">Goal</text:p>
          </table:table-cell>
          <table:table-cell table:style-name="Table2.B2" office:value-type="string">
            <text:p text:style-name="P55">Login</text:p>
          </table:table-cell>
        </table:table-row>
        <table:table-row table:style-name="TableLine94639039110976">
          <table:table-cell table:style-name="Table2.A2" office:value-type="string">
            <text:p text:style-name="P29">Trigger event</text:p>
          </table:table-cell>
          <table:table-cell table:style-name="Table2.B2" office:value-type="string">
            <text:p text:style-name="P38">The guest presses the button "Login”.</text:p>
          </table:table-cell>
        </table:table-row>
        <table:table-row table:style-name="TableLine94639039110976">
          <table:table-cell table:style-name="Table2.A2" office:value-type="string">
            <text:p text:style-name="P29">Pre-condition</text:p>
          </table:table-cell>
          <table:table-cell table:style-name="Table2.B2" office:value-type="string">
            <text:p text:style-name="P43">-</text:p>
          </table:table-cell>
        </table:table-row>
        <table:table-row table:style-name="TableLine94639039110976">
          <table:table-cell table:style-name="Table2.B2" table:number-columns-spanned="2" office:value-type="string">
            <text:p text:style-name="P32">Basic path:</text:p>
            <text:p text:style-name="P18"><text:span text:style-name="T4">1</text:span><text:span text:style-name="T3">. The system asks for a login and password.</text:span></text:p>
            <text:p text:style-name="P17"><text:span text:style-name="T10">2</text:span>. Guest enters login and password.</text:p>
            <text:p text:style-name="P21"><text:span text:style-name="T4">3</text:span><text:span text:style-name="T2">. The system checks the login and password, then gives access to the system.</text:span></text:p>
          </table:table-cell>
          <table:covered-table-cell/>
        </table:table-row>
        <table:table-row table:style-name="TableLine94639039110976">
          <table:table-cell table:style-name="Table2.B2" table:number-columns-spanned="2" office:value-type="string">
            <text:p text:style-name="P35">Wrong Input Data Path:</text:p>
            <text:p text:style-name="P26">If login and/or password are incorrect the system displays an error message.</text:p>
          </table:table-cell>
          <table:covered-table-cell/>
        </table:table-row>
        <table:table-row table:style-name="TableLine94639039110976">
          <table:table-cell table:style-name="Table2.A2" office:value-type="string">
            <text:p text:style-name="P53">Post-condition</text:p>
          </table:table-cell>
          <table:table-cell table:style-name="Table2.B2" office:value-type="string">
            <text:p text:style-name="P43">If the use case is successful, the user logs <text:span text:style-name="T10">in</text:span>. Otherwise, the state of the system will not change.</text:p>
          </table:table-cell>
        </table:table-row>
      </table:table>
      <text:p text:style-name="P4"/>
      <text:p text:style-name="P4"/>
      <text:p text:style-name="P8">2. Registration</text:p>
      <text:p text:style-name="P6"/>
      <table:table table:name="Table3" table:style-name="Table3">
        <table:table-column table:style-name="Table3.A"/>
        <table:table-column table:style-name="Table3.B"/>
        <table:table-row table:style-name="TableLine94639015271248">
          <table:table-cell table:style-name="Table3.A1" office:value-type="string">
            <text:p text:style-name="P48">Actor</text:p>
          </table:table-cell>
          <table:table-cell table:style-name="Table3.B1" office:value-type="string">
            <text:p text:style-name="P41"><text:span text:style-name="T3">Guest</text:span></text:p>
          </table:table-cell>
        </table:table-row>
        <table:table-row table:style-name="TableLine94639015271248">
          <table:table-cell table:style-name="Table3.A2" office:value-type="string">
            <text:p text:style-name="P51">Goal</text:p>
          </table:table-cell>
          <table:table-cell table:style-name="Table3.B2" office:value-type="string">
            <text:p text:style-name="P56">Registration</text:p>
          </table:table-cell>
        </table:table-row>
        <table:table-row table:style-name="TableLine94639015271248">
          <table:table-cell table:style-name="Table3.A2" office:value-type="string">
            <text:p text:style-name="P30">Trigger event</text:p>
          </table:table-cell>
          <table:table-cell table:style-name="Table3.B2" office:value-type="string">
            <text:p text:style-name="P41"><text:span text:style-name="T3">The guest presses the button "</text:span><text:span text:style-name="T4">Register</text:span><text:span text:style-name="T3">”.</text:span></text:p>
          </table:table-cell>
        </table:table-row>
        <table:table-row table:style-name="TableLine94639015271248">
          <table:table-cell table:style-name="Table3.A2" office:value-type="string">
            <text:p text:style-name="P30">Pre-condition</text:p>
          </table:table-cell>
          <table:table-cell table:style-name="Table3.B2" office:value-type="string">
            <text:p text:style-name="P44">-</text:p>
          </table:table-cell>
        </table:table-row>
        <table:table-row table:style-name="TableLine94639015271248">
          <table:table-cell table:style-name="Table3.B2" table:number-columns-spanned="2" office:value-type="string">
            <text:p text:style-name="P33">Basic path:</text:p>
            <text:p text:style-name="P19"><text:span text:style-name="T4">1</text:span><text:span text:style-name="T3">. The system asks for a</text:span><text:span text:style-name="T4">n information in registration form</text:span><text:span text:style-name="T3">.</text:span></text:p>
            <text:p text:style-name="P19"><text:span text:style-name="T6">2</text:span><text:span text:style-name="T3">. Guest </text:span><text:span text:style-name="T4">fills necessary fields and confirms form</text:span><text:span text:style-name="T3">.</text:span></text:p>
            <text:p text:style-name="P22"><text:span text:style-name="T6">3</text:span><text:span text:style-name="T2">. The system </text:span><text:span text:style-name="T4">validate filled information, displays a message about an email sent and input form for token and sends an email with a token for confirmation to the user's mail.</text:span></text:p>
            <text:p text:style-name="P24"><text:soft-page-break/><text:span text:style-name="T6">4</text:span><text:span text:style-name="T4">. </text:span><text:span text:style-name="T2">User inputs token.</text:span></text:p>
          </table:table-cell>
          <table:covered-table-cell/>
        </table:table-row>
        <table:table-row table:style-name="TableLine94639015271248">
          <table:table-cell table:style-name="Table3.B2" table:number-columns-spanned="2" office:value-type="string">
            <text:p text:style-name="P35">Wrong Input Data Path:</text:p>
            <text:p text:style-name="P27">If <text:span text:style-name="T11">the </text:span><text:span text:style-name="T10">information in registration form </text:span><text:span text:style-name="T11">is</text:span> incorrect the system displays an error message.</text:p>
          </table:table-cell>
          <table:covered-table-cell/>
        </table:table-row>
        <table:table-row table:style-name="TableLine94639015271248">
          <table:table-cell table:style-name="Table3.B2" table:number-columns-spanned="2" office:value-type="string">
            <text:p text:style-name="P37">Connection Problems Path:</text:p>
            <text:p text:style-name="P28"><text:span text:style-name="T5">If the system failed to send the mail or add user to database, it displays an appropriate message about the error and offers to try later.</text:span></text:p>
          </table:table-cell>
          <table:covered-table-cell/>
        </table:table-row>
        <table:table-row table:style-name="TableLine94639015271248">
          <table:table-cell table:style-name="Table3.A2" office:value-type="string">
            <text:p text:style-name="P53">Post-condition</text:p>
          </table:table-cell>
          <table:table-cell table:style-name="Table3.B2" office:value-type="string">
            <text:p text:style-name="P44">If the use case is successful, the user <text:span text:style-name="T11">is registered and </text:span>logs <text:span text:style-name="T10">in</text:span>. Otherwise, the state of the system will not change.</text:p>
          </table:table-cell>
        </table:table-row>
      </table:table>
      <text:p text:style-name="P6"/>
      <text:p text:style-name="P6"/>
      <text:p text:style-name="P9"><text:span text:style-name="T11">3</text:span>. <text:s/><text:span text:style-name="T11">E</text:span><text:span text:style-name="T1">nroll in a course</text:span></text:p>
      <text:p text:style-name="P7"/>
      <table:table table:name="Table4" table:style-name="Table4">
        <table:table-column table:style-name="Table4.A"/>
        <table:table-column table:style-name="Table4.B"/>
        <table:table-row table:style-name="TableLine94639033165584">
          <table:table-cell table:style-name="Table4.A1" office:value-type="string">
            <text:p text:style-name="P49">Actor</text:p>
          </table:table-cell>
          <table:table-cell table:style-name="Table4.B1" office:value-type="string">
            <text:p text:style-name="P39"><text:span text:style-name="T7">P</text:span>upil</text:p>
          </table:table-cell>
        </table:table-row>
        <table:table-row table:style-name="TableLine94639033165584">
          <table:table-cell table:style-name="Table4.A2" office:value-type="string">
            <text:p text:style-name="P52">Goal</text:p>
          </table:table-cell>
          <table:table-cell table:style-name="Table4.B2" office:value-type="string">
            <text:p text:style-name="P57">Enroll in a course.</text:p>
          </table:table-cell>
        </table:table-row>
        <table:table-row table:style-name="TableLine94639033165584">
          <table:table-cell table:style-name="Table4.A2" office:value-type="string">
            <text:p text:style-name="P31">Trigger event</text:p>
          </table:table-cell>
          <table:table-cell table:style-name="Table4.B2" office:value-type="string">
            <text:p text:style-name="P42"><text:span text:style-name="T3">The guest presses the button "</text:span><text:span text:style-name="T5">Enroll</text:span><text:span text:style-name="T3">”.</text:span></text:p>
          </table:table-cell>
        </table:table-row>
        <table:table-row table:style-name="TableLine94639033165584">
          <table:table-cell table:style-name="Table4.A2" office:value-type="string">
            <text:p text:style-name="P31">Pre-condition</text:p>
          </table:table-cell>
          <table:table-cell table:style-name="Table4.B2" office:value-type="string">
            <text:p text:style-name="P42"><text:span text:style-name="T3">The </text:span><text:span text:style-name="T5">pupil</text:span><text:span text:style-name="T3"> </text:span><text:span text:style-name="T5">selects course</text:span><text:span text:style-name="T3">.</text:span></text:p>
          </table:table-cell>
        </table:table-row>
        <table:table-row table:style-name="TableLine94639033165584">
          <table:table-cell table:style-name="Table4.B2" table:number-columns-spanned="2" office:value-type="string">
            <text:p text:style-name="P34">Basic path:</text:p>
            <text:p text:style-name="P20"><text:span text:style-name="T4">1</text:span><text:span text:style-name="T3">. The system asks for a</text:span><text:span text:style-name="T4">n information in registration form</text:span><text:span text:style-name="T3">.</text:span></text:p>
            <text:p text:style-name="P20"><text:span text:style-name="T3">3. Guest </text:span><text:span text:style-name="T4">fills necessary fields and confirms form</text:span><text:span text:style-name="T3">.</text:span></text:p>
            <text:p text:style-name="P23"><text:span text:style-name="T2">4. The system </text:span><text:span text:style-name="T4">validate filled information, displays a message about an email sent and input form for token and sends an email with a token for confirmation to the user's mail.</text:span></text:p>
            <text:p text:style-name="P25"><text:span text:style-name="T2">5. User inputs token.</text:span></text:p>
          </table:table-cell>
          <table:covered-table-cell/>
        </table:table-row>
        <table:table-row table:style-name="TableLine94639033165584">
          <table:table-cell table:style-name="Table4.B2" table:number-columns-spanned="2" office:value-type="string">
            <text:p text:style-name="P36">Wrong Input Data Path:</text:p>
            <text:p text:style-name="P27">If <text:span text:style-name="T11">the </text:span><text:span text:style-name="T10">information in registration form </text:span><text:span text:style-name="T11">is</text:span> incorrect the system displays an error message.</text:p>
          </table:table-cell>
          <table:covered-table-cell/>
        </table:table-row>
        <table:table-row table:style-name="TableLine94639033165584">
          <table:table-cell table:style-name="Table4.B2" table:number-columns-spanned="2" office:value-type="string">
            <text:p text:style-name="P37">Connection Problems Path:</text:p>
            <text:p text:style-name="P28"><text:span text:style-name="T5">If the system failed to send the mail or add user to database, it displays an appropriate message about the error and offers to try later.</text:span></text:p>
          </table:table-cell>
          <table:covered-table-cell/>
        </table:table-row>
        <table:table-row table:style-name="TableLine94639033165584">
          <table:table-cell table:style-name="Table4.A2" office:value-type="string">
            <text:p text:style-name="P54">Post-condition</text:p>
          </table:table-cell>
          <table:table-cell table:style-name="Table4.B2" office:value-type="string">
            <text:p text:style-name="P45">If the use case is successful, the user <text:span text:style-name="T11">is registered and </text:span>logs <text:span text:style-name="T10">in</text:span>. Otherwise, the state of the system will not change.</text:p>
          </table:table-cell>
        </table:table-row>
      </table:table>
      <text:p text:style-name="P7"/>
      <text:p text:style-name="P8"/>
      <text:p text:style-name="P10"/>
      <text:p text:style-name="P14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2T10:36:55.712670464</meta:creation-date>
    <dc:date>2021-08-02T12:14:44.893497945</dc:date>
    <meta:editing-duration>PT53M36S</meta:editing-duration>
    <meta:editing-cycles>1</meta:editing-cycles>
    <meta:document-statistic meta:table-count="4" meta:image-count="0" meta:object-count="0" meta:page-count="2" meta:paragraph-count="71" meta:word-count="453" meta:character-count="2694" meta:non-whitespace-character-count="2310"/>
    <meta:generator>LibreOffice/6.4.7.2$Linux_X86_64 LibreOffice_project/40$Build-2</meta:generator>
  </office:meta>
</office:document-meta>
</file>